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19cec7" officeooo:paragraph-rsid="0019cec7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text-underline-style="solid" style:text-underline-width="auto" style:text-underline-color="font-color" fo:font-weight="bold" officeooo:rsid="0019cec7" officeooo:paragraph-rsid="0021d15e" style:font-style-asian="normal" style:font-weight-asian="bold" style:font-style-complex="normal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c7836" style:font-weight-asian="normal" style:font-weight-complex="normal"/>
    </style:style>
    <style:style style:name="T3" style:family="text">
      <style:text-properties style:text-underline-style="none" fo:font-weight="normal" officeooo:rsid="0022dd5a" style:font-weight-asian="normal" style:font-weight-complex="normal"/>
    </style:style>
    <style:style style:name="T4" style:family="text">
      <style:text-properties style:text-underline-style="none" fo:font-weight="normal" officeooo:rsid="001e6a6b" style:font-weight-asian="normal" style:font-weight-complex="normal"/>
    </style:style>
    <style:style style:name="T5" style:family="text">
      <style:text-properties style:text-underline-style="none" fo:font-weight="normal" officeooo:rsid="0027c801" style:font-weight-asian="normal" style:font-weight-complex="normal"/>
    </style:style>
    <style:style style:name="T6" style:family="text">
      <style:text-properties style:text-underline-style="none" fo:font-weight="normal" officeooo:rsid="001f85ef" style:font-weight-asian="normal" style:font-weight-complex="normal"/>
    </style:style>
    <style:style style:name="T7" style:family="text">
      <style:text-properties style:text-underline-style="none" fo:font-weight="normal" officeooo:rsid="002118ad" style:font-weight-asian="normal" style:font-weight-complex="normal"/>
    </style:style>
    <style:style style:name="T8" style:family="text">
      <style:text-properties style:text-underline-style="none" fo:font-weight="normal" officeooo:rsid="0021d15e" style:font-weight-asian="normal" style:font-weight-complex="normal"/>
    </style:style>
    <style:style style:name="T9" style:family="text">
      <style:text-properties style:text-underline-style="none" fo:font-weight="normal" officeooo:rsid="0024b129" style:font-weight-asian="normal" style:font-weight-complex="normal"/>
    </style:style>
    <style:style style:name="T10" style:family="text">
      <style:text-properties style:text-underline-style="none" fo:font-weight="normal" officeooo:rsid="0021d174" style:font-weight-asian="normal" style:font-weight-complex="normal"/>
    </style:style>
    <style:style style:name="T11" style:family="text">
      <style:text-properties style:text-underline-style="none" fo:font-weight="normal" officeooo:rsid="002b8213" style:font-weight-asian="normal" style:font-weight-complex="normal"/>
    </style:style>
    <style:style style:name="T12" style:family="text">
      <style:text-properties style:text-underline-style="none" fo:font-weight="normal" officeooo:rsid="002a1915" style:font-weight-asian="normal" style:font-weight-complex="normal"/>
    </style:style>
    <style:style style:name="T13" style:family="text">
      <style:text-properties style:text-underline-style="none" fo:font-weight="normal" officeooo:rsid="0025ffa4" style:font-weight-asian="normal" style:font-weight-complex="normal"/>
    </style:style>
    <style:style style:name="T14" style:family="text">
      <style:text-properties style:text-underline-style="none" fo:font-weight="normal" officeooo:rsid="005e92b3" style:font-weight-asian="normal" style:font-weight-complex="normal"/>
    </style:style>
    <style:style style:name="T15" style:family="text">
      <style:text-properties style:text-underline-style="none" fo:font-weight="normal" officeooo:rsid="003a8486" style:font-weight-asian="normal" style:font-weight-complex="normal"/>
    </style:style>
    <style:style style:name="T16" style:family="text">
      <style:text-properties style:text-underline-style="none" fo:font-weight="normal" officeooo:rsid="0040caaa" style:font-weight-asian="normal" style:font-weight-complex="normal"/>
    </style:style>
    <style:style style:name="T17" style:family="text">
      <style:text-properties style:text-underline-style="none" fo:font-weight="normal" officeooo:rsid="00599a2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bilizing String Stability of platoon of vehicle via Computer Vision technique.</text:p>
      <text:p text:style-name="P2">Purpose:<text:span text:style-name="T1"> </text:span><text:span text:style-name="T2">String Stability</text:span><text:span text:style-name="T3">(SS)</text:span><text:span text:style-name="T2"> implies uniform boundedness of all the states of the interconnected system for all time if <text:s/>the initial states of the interconnected system are uniformly bounded</text:span><text:span text:style-name="T4">[1]. </text:span><text:span text:style-name="T5">SS</text:span><text:span text:style-name="T6"> is of much concern both in theory and practice that must be studied further for the public safety and the global issue of <text:s/>traffic congestion[2]. </text:span><text:span text:style-name="T7">There is much of state-of-art </text:span><text:span text:style-name="T8">mathematical </text:span><text:span text:style-name="T7">methods presented earlier, but there is </text:span><text:span text:style-name="T8">certainly </text:span><text:span text:style-name="T7">lack of </text:span><text:span text:style-name="T8">researches</text:span><text:span text:style-name="T7"> regarding application of </text:span><text:span text:style-name="T3">SS</text:span><text:span text:style-name="T7"> </text:span><text:span text:style-name="T8">in various of conditions</text:span><text:span text:style-name="T7">. </text:span><text:span text:style-name="T3">Furthermore, lots of the techniques proposed earlier utilizes Vehicle-to-Vehicle</text:span><text:span text:style-name="T9">(V2V) </text:span><text:span text:style-name="T3">systems which requires the use of communication systems such as radar. </text:span><text:span text:style-name="T9">The</text:span><text:span text:style-name="T3"> system is certainly in question of mitigating reckless of communication disturbance and overhead. </text:span><text:span text:style-name="T10">With the increasing computing power, I hereby propose </text:span><text:span text:style-name="T11">novel</text:span><text:span text:style-name="T10"> String Stability research using Computer Vision</text:span><text:span text:style-name="T5">(CV)</text:span><text:span text:style-name="T10"> and Machine Learning</text:span><text:span text:style-name="T5">(ML)</text:span><text:span text:style-name="T10"> techniques. </text:span><text:span text:style-name="T3">The state-of-art </text:span><text:span text:style-name="T12">CV</text:span><text:span text:style-name="T3"> algorithm such as YOLO</text:span><text:span text:style-name="T13">9000</text:span><text:span text:style-name="T3"> </text:span><text:span text:style-name="T13">can detect 9000 object categories by jointly optimizing detection and classification and YOLOv2 can run at more than 90 FPS[3]</text:span><text:span text:style-name="T3">, which suffice the real-time object detection </text:span><text:span text:style-name="T14">and tracking </text:span><text:span text:style-name="T3">problem </text:span><text:span text:style-name="T9">using only one </text:span><text:span text:style-name="T15">central </text:span><text:span text:style-name="T9">drone camera. </text:span><text:span text:style-name="T16">This approach also </text:span><text:span text:style-name="T17">introduce</text:span><text:span text:style-name="T16"> the elimination of V2V delays and overhead by minimizing the usage of communication channe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4:55:48.664121236</meta:creation-date>
    <dc:date>2019-09-19T14:56:16.518435436</dc:date>
    <meta:editing-duration>PT28S</meta:editing-duration>
    <meta:editing-cycles>1</meta:editing-cycles>
    <meta:document-statistic meta:table-count="0" meta:image-count="0" meta:object-count="0" meta:page-count="1" meta:paragraph-count="2" meta:word-count="202" meta:character-count="1400" meta:non-whitespace-character-count="1198"/>
    <meta:generator>LibreOffice/6.0.7.3$Linux_X86_64 LibreOffice_project/00m0$Build-3</meta:generator>
  </office:meta>
</office:document-meta>
</file>